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552cm" style:rel-column-width="2126*"/>
    </style:style>
    <style:style style:name="表1.B" style:family="table-column">
      <style:table-column-properties style:column-width="10.428cm" style:rel-column-width="40170*"/>
    </style:style>
    <style:style style:name="表1.C" style:family="table-column">
      <style:table-column-properties style:column-width="3.863cm" style:rel-column-width="14880*"/>
    </style:style>
    <style:style style:name="表1.D" style:family="table-column">
      <style:table-column-properties style:column-width="2.17cm" style:rel-column-width="835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D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/>
    </style:style>
    <style:style style:name="表2.A" style:family="table-column">
      <style:table-column-properties style:column-width="0.55cm" style:rel-column-width="2119*"/>
    </style:style>
    <style:style style:name="表2.B" style:family="table-column">
      <style:table-column-properties style:column-width="3.948cm" style:rel-column-width="15206*"/>
    </style:style>
    <style:style style:name="表2.C" style:family="table-column">
      <style:table-column-properties style:column-width="10.343cm" style:rel-column-width="39844*"/>
    </style:style>
    <style:style style:name="表2.D" style:family="table-column">
      <style:table-column-properties style:column-width="2.171cm" style:rel-column-width="8366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background-color="#ffff66" fo:padding="0.097cm" fo:border-left="0.002cm solid #000000" fo:border-right="none" fo:border-top="none" fo:border-bottom="0.002cm solid #000000">
        <style:background-image/>
      </style:table-cell-properties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left="0cm" fo:margin-right="0cm" fo:line-height="100%" fo:text-indent="0cm" style:auto-text-indent="false"/>
      <style:text-properties style:font-name="メイリオ" fo:font-size="13pt" style:font-name-asian="メイリオ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84d1" style:text-line-through-style="none" style:font-name="メイリオ" fo:font-size="26pt" fo:font-style="normal" style:text-underline-style="none" fo:font-weight="bold" style:text-blinking="false" fo:background-color="#ffff00" style:font-name-asian="メイリオ" style:font-size-asian="26pt" style:language-asian="ja" style:country-asian="JP" style:font-weight-asian="bold" style:font-size-complex="26pt" style:font-weight-complex="bold"/>
    </style:style>
    <style:style style:name="P3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6" style:family="paragraph" style:parent-style-name="Text_20_body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font-size-complex="15pt"/>
    </style:style>
    <style:style style:name="P7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italic" style:text-underline-style="none" fo:font-weight="bold" style:text-blinking="false" fo:background-color="#ffcc00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8" style:family="paragraph" style:parent-style-name="Text_20_body">
      <style:paragraph-properties fo:margin-left="0cm" fo:margin-right="0cm" fo:margin-top="0cm" fo:margin-bottom="0cm" fo:line-height="100%" fo:text-indent="0cm" style:auto-text-indent="fals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4pt" style:language-asian="ja" style:country-asian="JP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left="0cm" fo:margin-right="0cm" fo:line-height="100%" fo:text-indent="0cm" style:auto-text-indent="false"/>
      <style:text-properties style:font-name="メイリオ" fo:font-size="15pt" fo:font-weight="normal" style:font-name-asian="メイリオ" style:font-size-asian="15pt" style:font-size-complex="15pt"/>
    </style:style>
    <style:style style:name="P10" style:family="paragraph" style:parent-style-name="Text_20_body">
      <style:paragraph-properties fo:margin-left="0cm" fo:margin-right="0cm" fo:line-height="100%" fo:text-indent="0cm" style:auto-text-indent="false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ize-complex="15pt"/>
    </style:style>
    <style:style style:name="P11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12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13" style:family="paragraph" style:parent-style-name="Text_20_body">
      <style:paragraph-properties fo:margin-top="0cm" fo:margin-bottom="0cm" fo:line-height="100%" style:writing-mode="lr-tb"/>
      <style:text-properties style:font-name="メイリオ" fo:font-size="13pt" style:font-name-asian="メイリオ" style:font-size-asian="13pt" style:font-size-complex="13pt"/>
    </style:style>
    <style:style style:name="P14" style:family="paragraph" style:parent-style-name="Table_20_Contents">
      <style:text-properties style:font-name="メイリオ" fo:font-size="13pt" style:font-name-asian="メイリオ" style:font-size-asian="13pt" style:font-size-complex="13pt"/>
    </style:style>
    <style:style style:name="P15" style:family="paragraph" style:parent-style-name="Table_20_Contents">
      <style:text-properties style:font-name="メイリオ" fo:font-size="14pt" style:font-name-asian="メイリオ" style:font-size-asian="14pt" style:font-size-complex="14pt"/>
    </style:style>
    <style:style style:name="P16" style:family="paragraph" style:parent-style-name="Table_20_Contents">
      <style:text-properties style:font-name="メイリオ" fo:font-size="14pt" style:font-name-asian="メイリオ" style:font-size-asian="14pt" style:language-asian="ja" style:country-asian="JP" style:font-size-complex="14pt"/>
    </style:style>
    <style:style style:name="P17" style:family="paragraph" style:parent-style-name="Table_20_Contents" style:list-style-name="L26">
      <style:paragraph-properties fo:line-height="100%"/>
      <style:text-properties style:font-name="メイリオ" fo:font-size="13pt" style:font-name-asian="メイリオ" style:font-size-asian="14pt" style:font-size-complex="14pt"/>
    </style:style>
    <style:style style:name="P18" style:family="paragraph" style:parent-style-name="Table_20_Contents">
      <style:text-properties fo:font-size="15pt" style:font-size-asian="15pt" style:font-size-complex="15pt"/>
    </style:style>
    <style:style style:name="P19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20" style:family="paragraph" style:parent-style-name="Standard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5pt" fo:font-style="normal" style:text-underline-style="none" fo:font-weight="normal" style:text-blinking="false" fo:background-color="transparent" style:font-name-asian="メイリオ" style:font-size-asian="15pt" style:language-asian="ja" style:country-asian="JP" style:font-style-asian="italic" style:font-weight-asian="bold" style:font-size-complex="15pt" style:font-style-complex="italic" style:font-weight-complex="bold"/>
    </style:style>
    <style:style style:name="P21" style:family="paragraph" style:parent-style-name="Standard">
      <style:text-properties fo:font-size="15pt" style:font-size-asian="15pt" style:font-size-complex="15pt"/>
    </style:style>
    <style:style style:name="P22" style:family="paragraph" style:parent-style-name="Standard">
      <style:text-properties style:font-name="Arial" fo:font-size="16pt" style:font-name-asian="Arial" style:font-size-asian="16pt" style:font-size-complex="16pt"/>
    </style:style>
    <style:style style:name="P23" style:family="paragraph" style:parent-style-name="Standard">
      <style:text-properties fo:color="#3333ff" style:font-name="Arial" fo:font-size="16pt" fo:background-color="#ffcc00" style:font-name-asian="Arial" style:font-size-asian="16pt" style:font-size-complex="16pt"/>
    </style:style>
    <style:style style:name="P24" style:family="paragraph" style:parent-style-name="Standard">
      <style:text-properties fo:color="#3333ff" fo:font-size="20pt" fo:background-color="#ffcc00" style:font-size-asian="20pt" style:font-size-complex="20pt"/>
    </style:style>
    <style:style style:name="P25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6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7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8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29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0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1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2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3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4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5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36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language-asian="ja" style:country-asian="JP" style:font-size-complex="14pt"/>
    </style:style>
    <style:style style:name="P37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8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39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style:font-name="メイリオ" fo:font-size="13pt" fo:font-style="normal" style:text-underline-style="none" fo:font-weight="normal" style:text-blinking="false" fo:background-color="transparent" style:font-name-asian="メイリオ" style:font-size-asian="13pt" style:language-asian="ja" style:country-asian="JP" style:font-size-complex="13pt"/>
    </style:style>
    <style:style style:name="P40" style:family="paragraph" style:parent-style-name="Text_20_body" style:list-style-name="L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1" style:family="paragraph" style:parent-style-name="Text_20_body" style:list-style-name="L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2" style:family="paragraph" style:parent-style-name="Text_20_body" style:list-style-name="L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3" style:family="paragraph" style:parent-style-name="Text_20_body" style:list-style-name="L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4" style:family="paragraph" style:parent-style-name="Text_20_body" style:list-style-name="L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5" style:family="paragraph" style:parent-style-name="Text_20_body" style:list-style-name="L1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6" style:family="paragraph" style:parent-style-name="Text_20_body" style:list-style-name="L15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7" style:family="paragraph" style:parent-style-name="Text_20_body" style:list-style-name="L16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8" style:family="paragraph" style:parent-style-name="Text_20_body" style:list-style-name="L18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49" style:family="paragraph" style:parent-style-name="Text_20_body" style:list-style-name="L19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0" style:family="paragraph" style:parent-style-name="Text_20_body" style:list-style-name="L21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1" style:family="paragraph" style:parent-style-name="Text_20_body" style:list-style-name="L22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2" style:family="paragraph" style:parent-style-name="Text_20_body" style:list-style-name="L23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P53" style:family="paragraph" style:parent-style-name="Text_20_body" style:list-style-name="L24">
      <style:paragraph-properties fo:margin-left="0cm" fo:margin-right="0cm" fo:margin-top="0cm" fo:margin-bottom="0cm" fo:line-height="100%" fo:text-indent="0cm" style:auto-text-indent="false" style:writing-mode="lr-tb"/>
      <style:text-properties fo:font-variant="normal" fo:text-transform="none" fo:color="#000000" style:text-line-through-style="none" style:font-name="メイリオ" fo:font-size="14pt" fo:font-style="normal" style:text-underline-style="none" fo:font-weight="normal" style:text-blinking="false" fo:background-color="transparent" style:font-name-asian="メイリオ" style:font-size-asian="14pt" style:font-size-complex="14pt"/>
    </style:style>
    <style:style style:name="T1" style:family="text">
      <style:text-properties fo:font-size="13pt" fo:font-style="italic" fo:font-weight="bold" fo:background-color="#ffcc00" style:language-asian="ja" style:country-asian="JP" style:font-style-asian="italic" style:font-weight-asian="bold" style:font-style-complex="italic" style:font-weight-complex="bold"/>
    </style:style>
    <style:style style:name="T2" style:family="text">
      <style:text-properties fo:font-size="13pt" style:font-size-asian="13pt" style:language-asian="ja" style:country-asian="JP" style:font-size-complex="13pt"/>
    </style:style>
    <style:style style:name="T3" style:family="text">
      <style:text-properties fo:color="#ff0000" fo:font-size="15pt" fo:background-color="#f4cccc"/>
    </style:style>
    <style:style style:name="T4" style:family="text">
      <style:text-properties fo:background-color="#ccff66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language-asian="ja" style:country-asian="JP"/>
    </style:style>
    <style:style style:name="T6" style:family="text">
      <style:text-properties fo:color="#0084d1" fo:font-size="26pt" fo:font-weight="bold" fo:background-color="#ffff00" style:font-size-asian="26pt" style:language-asian="ja" style:country-asian="JP" style:font-weight-asian="bold" style:font-size-complex="26pt" style:font-weight-complex="bold"/>
    </style:style>
    <style:style style:name="T7" style:family="text">
      <style:text-properties fo:color="#3333ff"/>
    </style:style>
    <style:style style:name="T8" style:family="text">
      <style:text-properties fo:color="#3333ff" fo:font-size="20pt" fo:background-color="#ffcc00" style:font-size-asian="20pt" style:font-size-complex="20pt"/>
    </style:style>
    <style:style style:name="T9" style:family="text">
      <style:text-properties fo:color="#009900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a xlink:type="simple" xlink:href="https://teslaresearch.jimdofree.com/dynamic-theory-of-gravity/" text:style-name="Internet_20_link" text:visited-style-name="Visited_20_Internet_20_Link">https://teslaresearch.jimdofree.com/dynamic-theory-of-gravity/</text:a></text:p>
      <text:p text:style-name="P21"/>
      <text:p text:style-name="P11"><text:span text:style-name="T6"/></text:p>
      <text:p text:style-name="P21"/>
      <text:p text:style-name="P24">#10</text:p>
      <text:p text:style-name="P21"><text:s text:c="2"/></text:p>
      <text:p text:style-name="P21"/>
      <text:section text:style-name="Sect1" text:name="セクション1">
        <text:p text:style-name="P21">Statement of Tesla Relating to Force and Matter - Uknown - April 15, 1932:</text:p>
        <text:p text:style-name="P21"/>
        <text:p text:style-name="P21"><text:s/></text:p>
        <text:p text:style-name="P21"/>
        <text:p text:style-name="P21">The following is Tesla's statement relating to force and matter,</text:p>
        <text:p text:style-name="P21"/>
        <text:p text:style-name="P21"><text:s/>to Einstein's theories,</text:p>
        <text:p text:style-name="P21"/>
        <text:p text:style-name="P21"><text:s/>and Tesla's own theory of gravitation.</text:p>
        <text:p text:style-name="P21"/>
        <text:p text:style-name="P21"><text:s/>Courtesy of Nikola Tesla Papers,</text:p>
        <text:p text:style-name="P21"/>
        <text:p text:style-name="P21"><text:s/>Rare Book and Manuscript Library,</text:p>
        <text:p text:style-name="P21"/>
        <text:p text:style-name="P21"><text:s/>Columbia University.</text:p>
        <text:p text:style-name="P21"/>
        <text:p text:style-name="P21"/>
        <text:p text:style-name="P21"/>
        <text:p text:style-name="P21"><text:s/></text:p>
        <text:p text:style-name="P21"/>
        <text:p text:style-name="P21">We read a great deal about matter being changed into force and force being changed into matter by the cosmic rays.</text:p>
        <text:p text:style-name="P21"/>
        <text:p text:style-name="P21"><text:s/>This is absurd.</text:p>
        <text:p text:style-name="P21"/>
        <text:p text:style-name="P21"><text:s/>It is the same as saying that the body can be changed into the mind,</text:p>
        <text:p text:style-name="P21"/>
        <text:p text:style-name="P21"><text:s/>and the mind into the body.</text:p>
        <text:p text:style-name="P21"/>
        <text:p text:style-name="P21"><text:s/>We know that the mind i's a functioning of the body,</text:p>
        <text:p text:style-name="P21"/>
        <text:p text:style-name="P21"><text:s/>and in the same manner force is a function of matter.</text:p>
        <text:p text:style-name="P21"/>
        <text:p text:style-name="P21"><text:s/>Without the body there can be no mind,</text:p>
        <text:p text:style-name="P21"/>
        <text:p text:style-name="P21"><text:s/>without matter there can be no force.</text:p>
        <text:p text:style-name="P21"/>
        <text:p text:style-name="P21"/>
        <text:p text:style-name="P21"/>
        <text:p text:style-name="P21"><text:s/></text:p>
        <text:p text:style-name="P21"/>
        <text:p text:style-name="P21">Einstein has for years developed formulas explaining the mechanism of the cosmos.</text:p>
        <text:p text:style-name="P21"/>
        <text:p text:style-name="P21"><text:s/>In doing this he overlooked an important factor,</text:p>
        <text:p text:style-name="P21"/>
        <text:p text:style-name="P21"><text:s/>namely the fact that some of the heavenly bodies are increasing in distance from the sun.</text:p>
        <text:p text:style-name="P21"/>
        <text:p text:style-name="P21"><text:s/>This is the same as writing a business letter and forgetting the subject you wish to write about.</text:p>
        <text:p text:style-name="P21"><text:soft-page-break/></text:p>
        <text:p text:style-name="P21"><text:s/>In order to explain this phenomenon Einstein has invented the quantity "lambda".</text:p>
        <text:p text:style-name="P21"/>
        <text:p text:style-name="P21"/>
        <text:p text:style-name="P21"/>
        <text:p text:style-name="P21">My theory of gravitation explains this phenomenon perfectly.</text:p>
        <text:p text:style-name="P21"/>
        <text:p text:style-name="P21"/>
        <text:p text:style-name="P21"/>
        <text:p text:style-name="P21"><text:s/></text:p>
        <text:p text:style-name="P11"><text:span text:style-name="T6"/></text:p>
        <text:p text:style-name="P21"><text:span text:style-name="T8">#10.1</text:span></text:p>
        <text:p text:style-name="P21"/>
        <text:p text:style-name="P21">Tesla Cosmic Ray Motor May Transmit Power 'Round Earth - Brooklyn Eagle - July 10, 1932, John J.</text:p>
        <text:p text:style-name="P21"/>
        <text:p text:style-name="P21"><text:s/>A.</text:p>
        <text:p text:style-name="P21"/>
        <text:p text:style-name="P21"><text:s/>O'Neill:</text:p>
        <text:p text:style-name="P21"/>
        <text:p text:style-name="P21"><text:s/></text:p>
        <text:p text:style-name="P21"/>
        <text:p text:style-name="P21">"The attractive features of the Cosmic rays is their constancy.</text:p>
        <text:p text:style-name="P21"/>
        <text:p text:style-name="P21"><text:s/>They shower down on us throughout the whole 24 hours,</text:p>
        <text:p text:style-name="P21"/>
        <text:p text:style-name="P21"><text:s/>and if a plant is developed to use their power it will not require devices for storing energy as would be necessary with devices using wind,</text:p>
        <text:p text:style-name="P21"/>
        <text:p text:style-name="P21"><text:s/>tide or sunlight.</text:p>
        <text:p text:style-name="P21"/>
        <text:p text:style-name="P21">"</text:p>
        <text:p text:style-name="P21"/>
        <text:p text:style-name="P21"><text:s/></text:p>
        <text:p text:style-name="P21"/>
        <text:p text:style-name="P21">"All of my investigations seem to point to the conclusion that they are small particles,</text:p>
        <text:p text:style-name="P21"/>
        <text:p text:style-name="P21"><text:s/>each carrying so small a charge that we are justified in calling them neutrons.</text:p>
        <text:p text:style-name="P21"/>
        <text:p text:style-name="P21"><text:s/>They move with great velocity,</text:p>
        <text:p text:style-name="P21"/>
        <text:p text:style-name="P21"><text:s/>exceeding that of light.</text:p>
        <text:p text:style-name="P21"/>
        <text:p text:style-name="P21"/>
        <text:p text:style-name="P21"/>
        <text:p text:style-name="P21"><text:s/></text:p>
        <text:p text:style-name="P21"/>
        <text:p text:style-name="P21">"More than 25 years ago I began my efforts to harness the cosmic rays and I can now state that I have succeeded in operating a motive device by means of them.</text:p>
        <text:p text:style-name="P21"/>
        <text:p text:style-name="P21">"</text:p>
        <text:p text:style-name="P21"/>
        <text:p text:style-name="P21"><text:s/></text:p>
        <text:p text:style-name="P21"/>
        <text:p text:style-name="P21"><text:s/></text:p>
        <text:p text:style-name="P21"/>
        <text:p text:style-name="P21">Pioneer Radio Engineer Gives Views On Power - New York Herald Tribune - September 11, 1932:</text:p>
        <text:p text:style-name="P21"/>
        <text:p text:style-name="P21"><text:s/></text:p>
        <text:p text:style-name="P21"/>
        <text:p text:style-name="P21">As the general knowledge of this subject seems very limited,</text:p>
        <text:p text:style-name="P21"><text:soft-page-break/></text:p>
        <text:p text:style-name="P21"><text:s/>I may state,</text:p>
        <text:p text:style-name="P21"/>
        <text:p text:style-name="P21"><text:s/>that even waves only one or two millimeters long,</text:p>
        <text:p text:style-name="P21"/>
        <text:p text:style-name="P21"><text:s/>which I produced thirty-three years ago,</text:p>
        <text:p text:style-name="P21"/>
        <text:p text:style-name="P21"><text:s/>provided that they carry sufficient energy,</text:p>
        <text:p text:style-name="P21"/>
        <text:p text:style-name="P21"><text:s/>can be transmitted around the globe.</text:p>
        <text:p text:style-name="P21"/>
        <text:p text:style-name="P21"><text:s/>This is not so much due to refraction and reflection as to the properties of a gaseous medium and certain peculiar action,</text:p>
        <text:p text:style-name="P21"/>
        <text:p text:style-name="P21"><text:s/>which I shall explain some time in the future.</text:p>
        <text:p text:style-name="P21"/>
        <text:p text:style-name="P21"><text:s/>At present it may be sufficient to call attention to an important fact in this connection,</text:p>
        <text:p text:style-name="P21"/>
        <text:p text:style-name="P21"><text:s/>namely,</text:p>
        <text:p text:style-name="P21"/>
        <text:p text:style-name="P21"><text:s/>that this bending of the beam projected from reflector does not affect in the least its behavior in other respects.</text:p>
        <text:p text:style-name="P21"/>
        <text:p text:style-name="P21"><text:s/>As regards deflection in a horizontal plane,</text:p>
        <text:p text:style-name="P21"/>
        <text:p text:style-name="P21"><text:s/>it acts just as though it were straight.</text:p>
        <text:p text:style-name="P21"/>
        <text:p text:style-name="P21"><text:s/>To be explicit the horizontal deviations are comparatively slight.</text:p>
        <text:p text:style-name="P21"/>
        <text:p text:style-name="P21"><text:s/>In a proposed ultrashort wave transmission,</text:p>
        <text:p text:style-name="P21"/>
        <text:p text:style-name="P21"><text:s/>the vertical bending,</text:p>
        <text:p text:style-name="P21"/>
        <text:p text:style-name="P21"><text:s/>far from being an advantage,</text:p>
        <text:p text:style-name="P21"/>
        <text:p text:style-name="P21"><text:s/>is a serious drawback,</text:p>
        <text:p text:style-name="P21"/>
        <text:p text:style-name="P21"><text:s/>as it increased greatly the liability of disturbances by obstacles at the earth's surface.</text:p>
        <text:p text:style-name="P21"/>
        <text:p text:style-name="P21"><text:s/>The downward deflection always occurs,</text:p>
        <text:p text:style-name="P21"/>
        <text:p text:style-name="P21"><text:s/>irrespective of wavelength,</text:p>
        <text:p text:style-name="P21"/>
        <text:p text:style-name="P21"><text:s/>and also if the beam is thrown upward at an angle to the horizontal,</text:p>
        <text:p text:style-name="P21"/>
        <text:p text:style-name="P21"><text:s/>and this tendency is,</text:p>
        <text:p text:style-name="P21"/>
        <text:p text:style-name="P21"><text:s/>according to my finding,</text:p>
        <text:p text:style-name="P21"/>
        <text:p text:style-name="P21"><text:s/>all the more pronounced the bigger the planet.</text:p>
        <text:p text:style-name="P21"/>
        <text:p text:style-name="P21"><text:s/>On a body as large as the sun,</text:p>
        <text:p text:style-name="P21"/>
        <text:p text:style-name="P21"><text:s/>it would be impossible to project a disturbance of this kind to any considerable distance except along the surface.</text:p>
        <text:p text:style-name="P21"/>
        <text:p text:style-name="P21"/>
        <text:p text:style-name="P21"/>
        <text:p text:style-name="P21"><text:s/></text:p>
        <text:p text:style-name="P21"><text:soft-page-break/></text:p>
        <text:p text:style-name="P21">It might be inferred that I am alluding to the curvature of space supposed to exist according to the teachings of relativity,</text:p>
        <text:p text:style-name="P21"/>
        <text:p text:style-name="P21"><text:s/>but nothing could be further from my mind.</text:p>
        <text:p text:style-name="P21"/>
        <text:p text:style-name="P21"><text:s/>I hold that space cannot be curved,</text:p>
        <text:p text:style-name="P21"/>
        <text:p text:style-name="P21"><text:s/>for the simple reason that it can have no properties.</text:p>
        <text:p text:style-name="P21"/>
        <text:p text:style-name="P21"><text:s/>It might as well be said that God has properties.</text:p>
        <text:p text:style-name="P21"/>
        <text:p text:style-name="P21"><text:s/>He has not,</text:p>
        <text:p text:style-name="P21"/>
        <text:p text:style-name="P21"><text:s/>but only attributes and these are of our own making.</text:p>
        <text:p text:style-name="P21"/>
        <text:p text:style-name="P21"><text:s/>Of properties we can only speak when dealing with matter filling the space.</text:p>
        <text:p text:style-name="P21"/>
        <text:p text:style-name="P21"><text:s/>To say that in the presence of large bodies space becomes curved,</text:p>
        <text:p text:style-name="P21"/>
        <text:p text:style-name="P21"><text:s/>is equivalent to stating that something can act upon nothing.</text:p>
        <text:p text:style-name="P21"/>
        <text:p text:style-name="P21"><text:s/>I,</text:p>
        <text:p text:style-name="P21"/>
        <text:p text:style-name="P21"><text:s/>for one,</text:p>
        <text:p text:style-name="P21"/>
        <text:p text:style-name="P21"><text:s/>refuse to subscribe to such a view.</text:p>
        <text:p text:style-name="P21"/>
        <text:p text:style-name="P21"><text:s/></text:p>
      </text:section>
      <text:p text:style-name="P21"/>
      <text:p text:style-name="P11"><text:span text:style-name="T6">@@@</text:span></text:p>
      <text:p text:style-name="P21"><text:span text:style-name="T8">#11</text:span></text:p>
      <text:section text:style-name="Sect1" text:name="セクション2">
        <text:p text:style-name="P21">The Eternal Source of Energy of the Universe ,</text:p>
        <text:p text:style-name="P21"/>
        <text:p text:style-name="P21"><text:s/>Origin and Intensity of Cosmic Rays - New York - October 13, 1932 and Prepared Statement of Tesla (For interview with press on 81st birthday observance):</text:p>
        <text:p text:style-name="P21"/>
        <text:p text:style-name="P21"><text:s/></text:p>
        <text:p text:style-name="P21"/>
        <text:p text:style-name="P21">"There is no more energy in matter than that received from the enviornment"</text:p>
        <text:p text:style-name="P21"/>
        <text:p text:style-name="P21"><text:s/></text:p>
        <text:p text:style-name="P21"/>
        <text:p text:style-name="P21"/>
        <text:p text:style-name="P21">German Cosmic Ray Theory Questioned - New York Herald Tribune - March 3, 1935</text:p>
        <text:p text:style-name="P21"/>
        <text:p text:style-name="P21"><text:s/></text:p>
        <text:p text:style-name="P21"/>
        <text:p text:style-name="P21">"Light is a wave motion of definite velocity,</text:p>
        <text:p text:style-name="P21"/>
        <text:p text:style-name="P21"><text:s/>determined by the elastic force and density of the medium.</text:p>
        <text:p text:style-name="P21"/>
        <text:p text:style-name="P21"><text:s/>Cosmic rays are particles of matter,</text:p>
        <text:p text:style-name="P21"><text:soft-page-break/></text:p>
        <text:p text:style-name="P21"><text:s/>the speed of which depends on the propelling force and mass and may be much smaller or greater than that of light".</text:p>
        <text:p text:style-name="P21"/>
        <text:p text:style-name="P21"/>
        <text:p text:style-name="P21"/>
        <text:p text:style-name="P21"><text:s/></text:p>
        <text:p text:style-name="P21"/>
        <text:p text:style-name="P21">"The cosmic rays,</text:p>
        <text:p text:style-name="P21"/>
        <text:p text:style-name="P21"><text:s/>generated during the maximum brightness of the star,</text:p>
        <text:p text:style-name="P21"/>
        <text:p text:style-name="P21"><text:s/>may reach the place many centuries sooner or later than the light,</text:p>
        <text:p text:style-name="P21"/>
        <text:p text:style-name="P21"><text:s/>according to their speed".</text:p>
        <text:p text:style-name="P21"/>
        <text:p text:style-name="P21"/>
        <text:p text:style-name="P21"/>
        <text:p text:style-name="P21"><text:s/></text:p>
        <text:p text:style-name="P21"/>
        <text:p text:style-name="P21">New York Sun,</text:p>
        <text:p text:style-name="P21"/>
        <text:p text:style-name="P21"><text:s/>12 July 1937, p.</text:p>
        <text:p text:style-name="P21"/>
        <text:p text:style-name="P21"><text:s/>6</text:p>
        <text:p text:style-name="P21"/>
        <text:p text:style-name="P21"><text:s/></text:p>
        <text:p text:style-name="P21"/>
        <text:p text:style-name="P21">The kinetic and potential energy of a body is the result of motion and determined by the product of its mass and the square of its velocity.</text:p>
        <text:p text:style-name="P21"/>
        <text:p text:style-name="P21"><text:s/>Let the mass be reduced,</text:p>
        <text:p text:style-name="P21"/>
        <text:p text:style-name="P21"><text:s/>the energy is reduced by the same proportion.</text:p>
        <text:p text:style-name="P21"/>
        <text:p text:style-name="P21"><text:s/>If it be reduced to zero,</text:p>
        <text:p text:style-name="P21"/>
        <text:p text:style-name="P21"><text:s/>the energy is likewise zero for any finite velocity.</text:p>
        <text:p text:style-name="P21"/>
        <text:p text:style-name="P21">” </text:p>
      </text:section>
      <text:p text:style-name="P21"/>
      <text:p text:style-name="P21">]XXX</text:p>
      <text:p text:style-name="P21"/>
      <text:p text:style-name="P21"/>
      <text:p text:style-name="P21">------------------------------------------ [resource] 20200620_182403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18"/>
          </table:table-cell>
          <table:table-cell table:style-name="表1.A1" office:value-type="string">
            <text:p text:style-name="P22">#%<text:span text:style-name="T7">Plasma-Driven Catalysis</text:span></text:p>
          </table:table-cell>
          <table:table-cell table:style-name="表1.A1" office:value-type="string">
            <text:p text:style-name="P18">keyword</text:p>
          </table:table-cell>
          <table:table-cell table:style-name="表1.D1" office:value-type="string">
            <text:p text:style-name="P19">青２</text:p>
          </table:table-cell>
        </table:table-row>
        <table:table-row>
          <table:table-cell table:style-name="表1.A2" office:value-type="string">
            <text:p text:style-name="P18"/>
          </table:table-cell>
          <table:table-cell table:style-name="表1.A2" office:value-type="string">
            <text:p text:style-name="P22">%%<text:span text:style-name="T9">flexibility to be scaled up and down</text:span></text:p>
          </table:table-cell>
          <table:table-cell table:style-name="表1.A2" office:value-type="string">
            <text:p text:style-name="P18">notice</text:p>
          </table:table-cell>
          <table:table-cell table:style-name="表1.D2" office:value-type="string">
            <text:p text:style-name="P19">緑４</text:p>
          </table:table-cell>
        </table:table-row>
        <table:table-row>
          <table:table-cell table:style-name="表1.A2" office:value-type="string">
            <text:p text:style-name="P18"/>
          </table:table-cell>
          <table:table-cell table:style-name="表1.A2" office:value-type="string">
            <text:p text:style-name="P23">#2</text:p>
          </table:table-cell>
          <table:table-cell table:style-name="表1.A2" office:value-type="string">
            <text:p text:style-name="P18">location number</text:p>
          </table:table-cell>
          <table:table-cell table:style-name="表1.D2" office:value-type="string">
            <text:p text:style-name="P19">青２</text:p>
            <text:p text:style-name="P19">オレンジ色１</text:p>
          </table:table-cell>
        </table:table-row>
      </table:table>
      <text:p text:style-name="P21"/>
      <text:p text:style-name="P21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8">1</text:p>
          </table:table-cell>
          <table:table-cell table:style-name="表2.B1" office:value-type="string">
            <text:p text:style-name="P21">([^\d])(\.|\,)</text:p>
          </table:table-cell>
          <table:table-cell table:style-name="表2.B1" office:value-type="string">
            <text:p text:style-name="P18">$1$2\n\n</text:p>
          </table:table-cell>
          <table:table-cell table:style-name="表2.D1" office:value-type="string">
            <text:p text:style-name="P19"/>
          </table:table-cell>
        </table:table-row>
        <table:table-row>
          <table:table-cell table:style-name="表2.A2">
            <text:p text:style-name="P18"/>
          </table:table-cell>
          <table:table-cell table:style-name="表2.B2" office:value-type="string">
            <text:p text:style-name="P21">([^\d]{2,}?)(\.|\,)</text:p>
          </table:table-cell>
          <table:table-cell table:style-name="表2.B2" office:value-type="string">
            <text:p text:style-name="P18">$1$2\n\n</text:p>
          </table:table-cell>
          <table:table-cell table:style-name="表2.D2" office:value-type="string">
            <text:p text:style-name="P19"/>
          </table:table-cell>
        </table:table-row>
      </table:table>
      <text:p text:style-name="P21"><text:soft-page-break/></text:p>
      <text:p text:style-name="P20">/ ------------------------------------------ [resource] 20200620_182403 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31T13:31:39.31</meta:creation-date>
    <dc:date>2020-06-20T19:35:51.24</dc:date>
    <dc:creator>iwabuchi ken</dc:creator>
    <meta:editing-duration>PT9H44M11S</meta:editing-duration>
    <meta:editing-cycles>91</meta:editing-cycles>
    <meta:generator>OpenOffice/4.1.3$Win32 OpenOffice.org_project/413m1$Build-9783</meta:generator>
    <meta:document-statistic meta:table-count="2" meta:image-count="0" meta:object-count="0" meta:page-count="6" meta:paragraph-count="139" meta:word-count="946" meta:character-count="5506"/>
  </office:meta>
</office:document-meta>
</file>